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E27EBEEE.png"/>
  <manifest:file-entry manifest:media-type="image/gif" manifest:full-path="Pictures/100002000000014700000168BD6175A6.gif"/>
  <manifest:file-entry manifest:media-type="image/png" manifest:full-path="Pictures/10000201000000AF000000AF0748CD6A.png"/>
  <manifest:file-entry manifest:media-type="image/png" manifest:full-path="Pictures/10000000000002A0000002908F2E66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size-asian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style:font-size-asian="20pt"/>
    </style:style>
    <style:style style:name="P5" style:family="paragraph">
      <style:paragraph-properties fo:text-align="center"/>
      <style:text-properties fo:font-size="18pt" style:font-size-asian="18pt"/>
    </style:style>
    <style:style style:name="T1" style:family="text">
      <style:text-properties style:font-size-asian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11.5cm" svg:height="2cm" svg:x="3cm" svg:y="15.5cm">
          <text:p text:style-name="P1">ハードウェア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1.5cm" svg:height="2cm" svg:x="3cm" svg:y="13cm">
          <text:p text:style-name="P1">カーネル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5cm" svg:height="2cm" svg:x="3cm" svg:y="10.5cm">
          <text:p text:style-name="P1">lib*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3cm" svg:height="2cm" svg:x="7cm" svg:y="10.5cm">
          <text:p text:style-name="P1">too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6cm" svg:height="2cm" svg:x="10.9cm" svg:y="10.5cm">
          <text:p text:style-name="P1">glib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1.5cm" svg:height="2cm" svg:x="3cm" svg:y="8cm">
          <text:p text:style-name="P1">Debi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office:forms form:automatic-focus="false" form:apply-design-mode="false"/>
        <draw:custom-shape draw:style-name="gr1" draw:text-style-name="P2" draw:layer="layout" svg:width="11.5cm" svg:height="2cm" svg:x="3cm" svg:y="15.5cm">
          <text:p text:style-name="P2">ハードウェア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5cm" svg:height="2cm" svg:x="3cm" svg:y="13cm">
          <text:p text:style-name="P2">カーネル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5cm" svg:height="2cm" svg:x="3cm" svg:y="10.5cm">
          <text:p text:style-name="P3">lib*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3cm" svg:height="2cm" svg:x="7cm" svg:y="10.5cm">
          <text:p text:style-name="P3">too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6cm" svg:height="2cm" svg:x="10.9cm" svg:y="10.5cm">
          <text:p text:style-name="P3">glib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1.5cm" svg:height="2cm" svg:x="3cm" svg:y="8cm">
          <text:p text:style-name="P2">Debi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cm" svg:height="6cm" svg:x="15cm" svg:y="8cm">
          <text:p text:style-name="P1">DFSG, dpkg, </text:p>
          <text:p text:style-name="P1">apt, </text:p>
          <text:p text:style-name="P1">Debian パッケージ,</text:p>
          <text:p text:style-name="P1">インストーラ</text:p>
          <draw:enhanced-geometry svg:viewBox="0 0 21600 21600" draw:glue-points="10800 0 0 10800 10800 21600 21600 10800 ?f40 ?f41" draw:text-areas="0 0 21600 21600" draw:type="rectangular-callout" draw:modifiers="-8447.79203466089 4168.10531578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>
        <office:forms form:automatic-focus="false" form:apply-design-mode="false"/>
        <draw:custom-shape draw:style-name="gr1" draw:text-style-name="P2" draw:layer="layout" svg:width="11.5cm" svg:height="2cm" svg:x="3cm" svg:y="15.5cm">
          <text:p text:style-name="P2">ハードウェア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5cm" svg:height="2cm" svg:x="3cm" svg:y="13cm">
          <text:p text:style-name="P2">カーネル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5cm" svg:height="2cm" svg:x="3cm" svg:y="10.5cm">
          <text:p text:style-name="P3">lib*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3cm" svg:height="2cm" svg:x="7cm" svg:y="10.5cm">
          <text:p text:style-name="P3">too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6cm" svg:height="2cm" svg:x="10.9cm" svg:y="10.5cm">
          <text:p text:style-name="P3">glib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5cm" svg:height="2cm" svg:x="3cm" svg:y="8cm">
          <text:p text:style-name="P5">Debi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6cm" svg:height="6cm" svg:x="15cm" svg:y="8cm">
          <text:p text:style-name="P1">eglibc(glibc)</text:p>
          <text:p text:style-name="P1">Gcc</text:p>
          <text:p text:style-name="P1">coreutils, </text:p>
          <text:p text:style-name="P1">etc</text:p>
          <draw:enhanced-geometry svg:viewBox="0 0 21600 21600" draw:glue-points="10800 0 0 10800 10800 21600 21600 10800 ?f40 ?f41" draw:text-areas="0 0 21600 21600" draw:type="rectangular-callout" draw:modifiers="-9318.84685885686 14865.52241293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>
        <office:forms form:automatic-focus="false" form:apply-design-mode="false"/>
        <draw:custom-shape draw:style-name="gr1" draw:text-style-name="P2" draw:layer="layout" svg:width="11.5cm" svg:height="2cm" svg:x="3cm" svg:y="15.5cm">
          <text:p text:style-name="P2">ハードウェア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5cm" svg:height="2cm" svg:x="3cm" svg:y="13cm">
          <text:p text:style-name="P2">カーネル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5cm" svg:height="2cm" svg:x="3cm" svg:y="10.5cm">
          <text:p text:style-name="P3">lib*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3cm" svg:height="2cm" svg:x="7cm" svg:y="10.5cm">
          <text:p text:style-name="P3">too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6cm" svg:height="2cm" svg:x="10.9cm" svg:y="10.5cm">
          <text:p text:style-name="P3">glib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1.5cm" svg:height="2cm" svg:x="3cm" svg:y="8cm">
          <text:p text:style-name="P5">Debi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6cm" svg:height="6cm" svg:x="15cm" svg:y="8cm">
          <text:p text:style-name="P3">FreeBSD kernel</text:p>
          <text:p text:style-name="P3">Linux kernel</text:p>
          <text:p text:style-name="P3">Hurd kernel</text:p>
          <draw:enhanced-geometry svg:viewBox="0 0 21600 21600" draw:glue-points="10800 0 0 10800 10800 21600 21600 10800 ?f40 ?f41" draw:text-areas="0 0 21600 21600" draw:type="rectangular-callout" draw:modifiers="-9610.39826695551 22384.66922179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>
        <office:forms form:automatic-focus="false" form:apply-design-mode="false"/>
        <draw:custom-shape draw:style-name="gr1" draw:text-style-name="P2" draw:layer="layout" svg:width="11.5cm" svg:height="2cm" svg:x="3cm" svg:y="15.5cm">
          <text:p text:style-name="P1"><text:span text:style-name="T1">ハードウェア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5cm" svg:height="2cm" svg:x="3cm" svg:y="13cm">
          <text:p text:style-name="P1"><text:span text:style-name="T1">カーネ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5cm" svg:height="2cm" svg:x="3cm" svg:y="10.5cm">
          <text:p text:style-name="P1"><text:span text:style-name="T2">lib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3cm" svg:height="2cm" svg:x="7cm" svg:y="10.5cm">
          <text:p text:style-name="P1"><text:span text:style-name="T2">to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6cm" svg:height="2cm" svg:x="10.9cm" svg:y="10.5cm">
          <text:p text:style-name="P1"><text:span text:style-name="T2">glib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1.5cm" svg:height="2cm" svg:x="3cm" svg:y="8cm">
          <text:p text:style-name="P1"><text:span text:style-name="T1">アプリケー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2.94cm" svg:height="2.7cm" svg:x="14.8cm" svg:y="10.1cm">
          <draw:image xlink:href="Pictures/10000000000002A0000002908F2E6687.png" xlink:type="simple" xlink:show="embed" xlink:actuate="onLoad">
            <text:p/>
          </draw:image>
        </draw:frame>
        <draw:frame draw:style-name="gr7" draw:text-style-name="P1" draw:layer="layout" svg:width="2.5cm" svg:height="2.5cm" svg:x="15cm" svg:y="7.7cm">
          <draw:image xlink:href="Pictures/100002010000008000000080E27EBEEE.png" xlink:type="simple" xlink:show="embed" xlink:actuate="onLoad">
            <text:p/>
          </draw:image>
        </draw:frame>
        <draw:frame draw:style-name="gr7" draw:text-style-name="P1" draw:layer="layout" svg:width="3cm" svg:height="3.096cm" svg:x="15cm" svg:y="12.5cm">
          <draw:image xlink:href="Pictures/100002000000014700000168BD6175A6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>
        <office:forms form:automatic-focus="false" form:apply-design-mode="false"/>
        <draw:custom-shape draw:style-name="gr1" draw:text-style-name="P2" draw:layer="layout" svg:width="11.5cm" svg:height="2cm" svg:x="3cm" svg:y="15.5cm">
          <text:p text:style-name="P1"><text:span text:style-name="T1">ハードウェア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5cm" svg:height="2cm" svg:x="3cm" svg:y="13cm">
          <text:p text:style-name="P1"><text:span text:style-name="T1">カーネ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5cm" svg:height="2cm" svg:x="3cm" svg:y="10.5cm">
          <text:p text:style-name="P1"><text:span text:style-name="T2">lib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3cm" svg:height="2cm" svg:x="7cm" svg:y="10.5cm">
          <text:p text:style-name="P1"><text:span text:style-name="T2">to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6cm" svg:height="2cm" svg:x="10.9cm" svg:y="10.5cm">
          <text:p text:style-name="P1"><text:span text:style-name="T2">glib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1.5cm" svg:height="2cm" svg:x="3cm" svg:y="8cm">
          <text:p text:style-name="P1"><text:span text:style-name="T1">アプリケー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2.94cm" svg:height="2.7cm" svg:x="14.8cm" svg:y="10.1cm">
          <draw:image xlink:href="Pictures/10000000000002A0000002908F2E6687.png" xlink:type="simple" xlink:show="embed" xlink:actuate="onLoad">
            <text:p/>
          </draw:image>
        </draw:frame>
        <draw:frame draw:style-name="gr7" draw:text-style-name="P1" draw:layer="layout" svg:width="2.596cm" svg:height="2.564cm" svg:x="15cm" svg:y="12.836cm">
          <draw:image xlink:href="Pictures/10000201000000AF000000AF0748CD6A.png" xlink:type="simple" xlink:show="embed" xlink:actuate="onLoad">
            <text:p/>
          </draw:image>
        </draw:frame>
        <draw:frame draw:style-name="gr7" draw:text-style-name="P1" draw:layer="layout" svg:width="2.5cm" svg:height="2.5cm" svg:x="15cm" svg:y="7.7cm">
          <draw:image xlink:href="Pictures/100002010000008000000080E27EBEE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VL ゴシック'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'VL 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VL ゴシック'" style:font-family-generic="roman" style:font-pitch="variable" fo:font-size="20pt" fo:font-style="normal" fo:text-shadow="none" style:text-underline-style="none" fo:font-weight="normal" style:letter-kerning="true" style:font-family-asian="'VL ゴシック'" style:font-family-generic-asian="system" style:font-pitch-asian="variable" style:font-size-asian="20pt" style:font-style-asian="normal" style:font-weight-asian="normal" style:font-family-complex="'VL 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VL ゴシック'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'VL 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VL ゴシック'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'VL 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VL ゴシック'" style:font-family-generic="roman" style:font-pitch="variable" fo:font-size="44pt" fo:font-style="normal" fo:text-shadow="none" style:text-underline-style="none" fo:font-weight="normal" style:letter-kerning="true" style:font-family-asian="'VL ゴシック'" style:font-family-generic-asian="system" style:font-pitch-asian="variable" style:font-size-asian="44pt" style:font-style-asian="normal" style:font-weight-asian="normal" style:font-family-complex="'VL 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obuhiro Iwamatsu</meta:initial-creator>
    <meta:creation-date>2010-06-01T14:58:09</meta:creation-date>
    <meta:editing-duration>PT01H48M19S</meta:editing-duration>
    <meta:editing-cycles>3</meta:editing-cycles>
    <dc:date>2010-06-19T22:38:14</dc:date>
    <meta:generator>OpenOffice.org/3.2$Linux OpenOffice.org_project/320m19$Build-9505</meta:generator>
    <meta:document-statistic meta:object-count="78"/>
  </office:meta>
</office:document-meta>
</file>